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3D00000E7C000001CA607F1F3AD1FC2721.wmf" manifest:media-type="image/x-wmf"/>
  <manifest:file-entry manifest:full-path="Pictures/100002010000068D000000F32D396EF67BDD33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13.467cm" fo:min-width="21.342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text-align="start"/>
    </style:style>
    <style:style style:name="P6" style:family="paragraph">
      <style:paragraph-properties fo:margin-left="0cm" fo:margin-right="0cm" fo:margin-top="0cm" fo:margin-bottom="0cm" fo:line-height="150%" fo:text-align="start" fo:text-indent="0cm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#ffffff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solid" style:text-line-through-type="singl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4cm" text:min-label-width="0.504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4cm" text:min-label-width="0.60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004cm" text:min-label-width="0.606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">
        <style:list-level-properties text:space-before="1.203cm" text:min-label-width="0.597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">
        <style:list-level-properties text:space-before="1.203cm" text:min-label-width="0.597cm"/>
        <style:text-properties fo:font-family="Wingdings" style:font-charset="x-symbol" fo:color="#000000" fo:font-size="45%"/>
      </text:list-level-style-bullet>
      <text:list-level-style-bullet text:level="4" text:bullet-char="">
        <style:list-level-properties text:space-before="1.803cm" text:min-label-width="0.597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">
        <style:list-level-properties text:space-before="1.203cm" text:min-label-width="0.597cm"/>
        <style:text-properties fo:font-family="Wingdings" style:font-charset="x-symbol" fo:color="#000000" fo:font-size="45%"/>
      </text:list-level-style-bullet>
      <text:list-level-style-bullet text:level="4" text:bullet-char="">
        <style:list-level-properties text:space-before="1.803cm" text:min-label-width="0.597cm"/>
        <style:text-properties fo:font-family="Wingdings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bullet text:level="1" text:bullet-char="">
        <style:list-level-properties text:space-before="0.003cm" text:min-label-width="0.597cm"/>
        <style:text-properties fo:font-family="Wingdings" style:font-charset="x-symbol" fo:color="#000000" fo:font-size="45%"/>
      </text:list-level-style-bullet>
      <text:list-level-style-bullet text:level="2" text:bullet-char="">
        <style:list-level-properties text:space-before="0.603cm" text:min-label-width="0.597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1" draw:layer="layout" svg:width="23.391cm" svg:height="1.716cm" svg:x="0.968cm" svg:y="1.0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6.75cm" svg:height="4.183cm" svg:x="4.323cm" svg:y="5.842cm">
          <text:p text:style-name="P2"><text:span text:style-name="T1">ESM-Tools Developer Workshop</text:span></text:p>
          <text:p text:style-name="P2"><text:span text:style-name="T2"/></text:p>
          <text:p text:style-name="P2"><text:span text:style-name="T2">7 August 2018, 9:00-11:00</text:span></text:p>
          <text:p text:style-name="P2"><text:span text:style-name="T2">Glaskasten, Building 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2" draw:text-style-name="P3" draw:layer="layout" svg:width="13.204cm" svg:height="1.348cm" svg:x="1.27cm" svg:y="1.188cm">
          <text:p text:style-name="P5"><text:span text:style-name="T3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602cm" svg:height="9.687cm" svg:x="1.524cm" svg:y="3.302cm">
          <text:list text:style-name="L2">
            <text:list-item>
              <text:p text:style-name="P6"><text:span text:style-name="T4">News and announcements</text:span></text:p>
            </text:list-item>
            <text:list-item>
              <text:p text:style-name="P6"><text:span text:style-name="T4">State of development</text:span></text:p>
            </text:list-item>
            <text:list-item>
              <text:p text:style-name="P6"><text:span text:style-name="T4">Wish list for new features</text:span></text:p>
            </text:list-item>
            <text:list-item>
              <text:p text:style-name="P6"><text:span text:style-name="T4">Documentation (esm-usermanual)</text:span></text:p>
            </text:list-item>
            <text:list-item>
              <text:p text:style-name="P6"><text:span text:style-name="T4">Branching model and developer guideline</text:span></text:p>
            </text:list-item>
            <text:list-item>
              <text:p text:style-name="P6"><text:span text:style-name="T4">AOB</text:span></text:p>
            </text:list-item>
            <text:list-item>
              <text:p text:style-name="P6"><text:span text:style-name="T4">Next meeting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2" draw:text-style-name="P3" draw:layer="layout" svg:width="23.11cm" svg:height="1.504cm" svg:x="1.27cm" svg:y="3.302cm">
          <text:p text:style-name="P5"><text:span text:style-name="T1">News and announc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6cm" svg:height="4.315cm" svg:x="1.524cm" svg:y="5.08cm">
          <text:list text:style-name="L3">
            <text:list-item>
              <text:p text:style-name="P7"><text:span text:style-name="T2">First release planned for:</text:span><text:span text:style-name="T2"><text:tab/></text:span><text:span text:style-name="T5">4. September 2018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2">Merge branch ‘develop’ into ‘release’</text:span></text:p>
                </text:list-item>
              </text:list>
            </text:list-item>
          </text:list>
          <text:p text:style-name="P7"><text:span text:style-name="T2"/></text:p>
          <text:list text:style-name="L5">
            <text:list-item>
              <text:p text:style-name="P7"><text:span text:style-name="T2">Next code freeze:</text:span><text:span text:style-name="T2"><text:tab/></text:span><text:span text:style-name="T2"><text:tab/></text:span><text:span text:style-name="T2"><text:tab/></text:span><text:span text:style-name="T5">17. August – 4. September 2018</text:span></text:p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7"><text:span text:style-name="T2">No merge requests accepted for develop and release branches</text:span></text:p>
                    </text:list-item>
                    <text:list-item>
                      <text:p text:style-name="P7"><text:span text:style-name="T2">Updating the esm-usermanual, Wiki (GitLab) </text:span></text:p>
                    </text:list-item>
                    <text:list-item>
                      <text:p text:style-name="P7"><text:span text:style-name="T2">Testing of ‘develop’ branch</text:span></text:p>
                    </text:list-item>
                    <text:list-item>
                      <text:p text:style-name="P7"><text:span text:style-name="T2">Testing volunteers </text:span></text:p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6">AWI-CM 1.1 [ Nadine ], AWI-CM 2 [ Dima? ], AWI-CM 3 [ Jan Streffing ]</text:span></text:p>
                        </text:list-item>
                        <text:list-item>
                          <text:p text:style-name="P7"><text:span text:style-name="T6">PISM, iterative coupling [ Paul, Sebastian ]</text:span></text:p>
                        </text:list-item>
                        <text:list-item>
                          <text:p text:style-name="P7"><text:span text:style-name="T6">MPIESM [ Christian Stepanek ]</text:span></text:p>
                          <text:p text:style-name="P7"><text:span text:style-name="T6"/></text:p>
                        </text:list-item>
                      </text:list>
                    </text:list-item>
                    <text:list-item>
                      <text:p text:style-name="P7"><text:span text:style-name="T2">Which (wip) features go into next release? Merge requests for ‘develop’</text:span></text:p>
                      <text:p text:style-name="P7"><text:span text:style-name="T2"><text:s/>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p text:style-name="P7"><text:span text:style-name="T2">Share your new feature developments with the esm-tools community</text:span></text:p>
            </text:list-item>
            <text:list-item>
              <text:p text:style-name="P7"><text:span text:style-name="T2">Develop new features on an up-to-date branch → avoid merge conflic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2" draw:text-style-name="P3" draw:layer="layout" svg:width="23.11cm" svg:height="1.504cm" svg:x="1.27cm" svg:y="3.302cm">
          <text:p text:style-name="P5"><text:span text:style-name="T1">State of develop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7cm" svg:height="10.913cm" svg:x="1.524cm" svg:y="5.086cm">
          <text:list text:style-name="L9">
            <text:list-item>
              <text:p text:style-name="P7"><text:span text:style-name="T2">PISM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wip)</text:span></text:p>
            </text:list-item>
            <text:list-item>
              <text:p text:style-name="P7"><text:span text:style-name="T2">OIF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wip)</text:span></text:p>
            </text:list-item>
            <text:list-item>
              <text:p text:style-name="P7"><text:span text:style-name="T2">Updated example runscripts for AWI-CM</text:span></text:p>
            </text:list-item>
            <text:list-item>
              <text:p text:style-name="P7"><text:span text:style-name="T2">Postprocessing (AWI-CM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wip)</text:span></text:p>
            </text:list-item>
            <text:list-item>
              <text:p text:style-name="P7"><text:span text:style-name="T2">Easier branching off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wip)</text:span></text:p>
            </text:list-item>
            <text:list-item>
              <text:p text:style-name="P7"><text:span text:style-name="T2">fesom.clock restart file</text:span></text:p>
            </text:list-item>
            <text:list-item>
              <text:p text:style-name="P7"><text:span text:style-name="T2">Automatic test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wip)</text:span></text:p>
            </text:list-item>
            <text:list-item>
              <text:p text:style-name="P7"><text:span text:style-name="T2">Copy esm-tools to scripts-folder</text:span></text:p>
            </text:list-item>
            <text:list-item>
              <text:p text:style-name="P7"><text:span text:style-name="T2">Copy logs back</text:span></text:p>
            </text:list-item>
            <text:list-item>
              <text:p text:style-name="P7"><text:span text:style-name="T2">Recom and Fesom-Recom support</text:span><text:span text:style-name="T2"><text:tab/></text:span><text:span text:style-name="T2"><text:tab/></text:span><text:span text:style-name="T2"><text:tab/></text:span><text:span text:style-name="T2">(wip)</text:span></text:p>
            </text:list-item>
            <text:list-item>
              <text:p text:style-name="P7"><text:span text:style-name="T2">DKRZ Mistral: compute/compute2 Bugfix</text:span></text:p>
            </text:list-item>
            <text:list-item>
              <text:p text:style-name="P7"><text:span text:style-name="T2">Jülich (JUWELS) suppor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wip)</text:span></text:p>
            </text:list-item>
            <text:list-item>
              <text:p text:style-name="P7"><text:span text:style-name="T2">HLRN suppor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wip?)</text:span></text:p>
            </text:list-item>
            <text:list-item>
              <text:p text:style-name="P7"><text:span text:style-name="T2">User-defined function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wip)</text:span></text:p>
            </text:list-item>
            <text:list-item>
              <text:p text:style-name="P7"><text:span text:style-name="T2">General bugfix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2" draw:text-style-name="P3" draw:layer="layout" svg:width="23.11cm" svg:height="1.504cm" svg:x="1.27cm" svg:y="3.302cm">
          <text:p text:style-name="P5"><text:span text:style-name="T1">Wish list for new 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111cm" svg:height="5.331cm" svg:x="1.27cm" svg:y="5.588cm">
          <text:list text:style-name="L9">
            <text:list-item>
              <text:p text:style-name="P7"><text:span text:style-name="T2">Esm-runscripts</text:span></text:p>
            </text:list-item>
          </text:list>
          <text:list text:style-name="L10">
            <text:list-item>
              <text:list>
                <text:list-item>
                  <text:p text:style-name="P7"><text:span text:style-name="T2">(awicm-CMIP6: esm removes fesom restart files after renaming experiment directory) → Very nice to have</text:span></text:p>
                </text:list-item>
                <text:list-item>
                  <text:p text:style-name="P7"><text:span text:style-name="T2">Iterative coupling with standalone models</text:span></text:p>
                </text:list-item>
              </text:list>
            </text:list-item>
            <text:list-item>
              <text:p text:style-name="P7"><text:span text:style-name="T2">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23.111cm" svg:height="3.299cm" svg:x="1.272cm" svg:y="9.398cm">
          <text:list text:style-name="L9">
            <text:list-item>
              <text:p text:style-name="P7"><text:span text:style-name="T2">Esm-master</text:span></text:p>
            </text:list-item>
          </text:list>
          <text:list text:style-name="L10">
            <text:list-item>
              <text:list>
                <text:list-item>
                  <text:p text:style-name="P7"><text:span text:style-name="T2">Clarify state of AWICM test</text:span></text:p>
                </text:list-item>
                <text:list-item>
                  <text:p text:style-name="P7"><text:span text:style-name="T2">PISM: getting and compiling</text:span></text:p>
                </text:list-item>
                <text:list-item>
                  <text:p text:style-name="P7"><text:span text:style-name="T2">Get around esm-environmen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3" draw:layer="layout" svg:width="23.111cm" svg:height="3.299cm" svg:x="1.272cm" svg:y="13.208cm">
          <text:list text:style-name="L9">
            <text:list-item>
              <text:p text:style-name="P7"><text:span text:style-name="T2">Esm-usermanual</text:span></text:p>
            </text:list-item>
          </text:list>
          <text:list text:style-name="L10">
            <text:list-item>
              <text:list>
                <text:list-item>
                  <text:p text:style-name="P7"><text:span text:style-name="T2">Path to pool of restart files Ollie/Mistral (if available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2" draw:text-style-name="P3" draw:layer="layout" svg:width="23.11cm" svg:height="1.504cm" svg:x="1.27cm" svg:y="3.302cm">
          <text:p text:style-name="P5"><text:span text:style-name="T1">Docu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9.047cm" svg:height="9.903cm" svg:x="1.778cm" svg:y="5.08cm">
          <text:list text:style-name="L11">
            <text:list-item>
              <text:p text:style-name="P5"><text:span text:style-name="T2">esm-tools project on GitLab</text:span><text:span text:style-name="T2"><text:tab/></text:span></text:p>
            </text:list-item>
          </text:list>
          <text:list text:style-name="L9">
            <text:list-item>
              <text:list>
                <text:list-item>
                  <text:p text:style-name="P7"><text:span text:style-name="T7"><text:a xlink:href="https://gitlab.dkrz.de/esm-tools/esm-usermanual" xlink:type="simple">https://gitlab.dkrz.de/esm-tools/esm-usermanual</text:a></text:span></text:p>
                </text:list-item>
              </text:list>
              <text:p text:style-name="P7"><text:span text:style-name="T2"/></text:p>
            </text:list-item>
            <text:list-item>
              <text:p text:style-name="P7"><text:span text:style-name="T2">Pdf-File:</text:span></text:p>
              <text:list>
                <text:list-item>
                  <text:p text:style-name="P7"><text:span text:style-name="T7"><text:a xlink:href="https://gitlab.dkrz.de/esm-tools/esm-usermanual/blob/master/esm_usermanual.pdf" xlink:type="simple">https://gitlab.dkrz.de/esm-tools/esm-usermanual/blob/master/esm_usermanual.pdf</text:a></text:span></text:p>
                </text:list-item>
              </text:list>
              <text:p text:style-name="P7"><text:span text:style-name="T2"><text:s/></text:span></text:p>
            </text:list-item>
            <text:list-item>
              <text:p text:style-name="P7"><text:span text:style-name="T2">Feedback for next release:</text:span></text:p>
            </text:list-item>
          </text:list>
          <text:list text:style-name="L12">
            <text:list-item>
              <text:list>
                <text:list-item>
                  <text:p text:style-name="P7"><text:span text:style-name="T2">Missing chapters?</text:span></text:p>
                </text:list-item>
                <text:list-item>
                  <text:p text:style-name="P7"><text:span text:style-name="T2">Missing examples?</text:span></text:p>
                </text:list-item>
                <text:list-item>
                  <text:p text:style-name="P7"><text:span text:style-name="T2">Typos, misleading paragraphs, bugs in examples, …?</text:span></text:p>
                </text:list-item>
              </text:list>
              <text:p text:style-name="P7"><text:span text:style-name="T2"/></text:p>
            </text:list-item>
            <text:list-item>
              <text:p text:style-name="P7"><text:span text:style-name="T2">GitLab Wik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2" draw:text-style-name="P3" draw:layer="layout" svg:width="23.11cm" svg:height="1.504cm" svg:x="1.27cm" svg:y="3.048cm">
          <text:p text:style-name="P5"><text:span text:style-name="T1">Branching model and developer guidelin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" draw:text-style-name="P8" draw:layer="layout" svg:width="21.841cm" svg:height="13.716cm" svg:x="1.527cm" svg:y="4.826cm">
          <text:list text:style-name="L9">
            <text:list-item>
              <text:p text:style-name="P7"><text:span text:style-name="T2">Branching model</text:span></text:p>
            </text:list-item>
          </text:list>
          <text:list text:style-name="L12">
            <text:list-item>
              <text:list>
                <text:list-item>
                  <text:p text:style-name="P7"><text:span text:style-name="T2">‘</text:span><text:span text:style-name="T2">release’</text:span><text:span text:style-name="T2"><text:tab/></text:span><text:span text:style-name="T2"><text:tab/></text:span><text:span text:style-name="T2"><text:tab/></text:span><text:span text:style-name="T2">→ stable release (new release every three months)</text:span></text:p>
                </text:list-item>
                <text:list-item>
                  <text:p text:style-name="P7"><text:span text:style-name="T2">‘</text:span><text:span text:style-name="T2">develop’</text:span><text:span text:style-name="T2"><text:tab/></text:span><text:span text:style-name="T2"><text:tab/></text:span><text:span text:style-name="T2"><text:tab/></text:span><text:span text:style-name="T2">→ testing</text:span></text:p>
                </text:list-item>
                <text:list-item>
                  <text:p text:style-name="P7"><text:span text:style-name="T2">Feature branches → develop new feature</text:span></text:p>
                </text:list-item>
                <text:list-item>
                  <text:p text:style-name="P7"><text:span text:style-name="T2">Bugfixes are done at any time</text:span></text:p>
                  <text:p text:style-name="P7"><text:span text:style-name="T2"/></text:p>
                </text:list-item>
              </text:list>
            </text:list-item>
            <text:list-item>
              <text:p text:style-name="P7"><text:span text:style-name="T2">Development workflow for new features and bugfixes</text:span></text:p>
              <text:list>
                <text:list-item>
                  <text:p text:style-name="P7"><text:span text:style-name="T2">Create new issue on GitLab describing the new feature/bug</text:span></text:p>
                </text:list-item>
                <text:list-item>
                  <text:p text:style-name="P7"><text:span text:style-name="T2">Create merge request (with WIP status)</text:span></text:p>
                </text:list-item>
                <text:list-item>
                  <text:p text:style-name="P7"><text:span text:style-name="T2">Checkout feature branch and code new feature</text:span></text:p>
                </text:list-item>
                <text:list-item>
                  <text:p text:style-name="P7"><text:span text:style-name="T2">Test your new feature</text:span></text:p>
                </text:list-item>
                <text:list-item>
                  <text:p text:style-name="P7"><text:span text:style-name="T2">Commit and pull changes to remote branch (develop)</text:span></text:p>
                </text:list-item>
                <text:list-item>
                  <text:p text:style-name="P7"><text:span text:style-name="T2">Describe your code changes in the merge request (on GitLab), so other developer can comment your solution before merging it</text:span></text:p>
                </text:list-item>
                <text:list-item>
                  <text:p text:style-name="P7"><text:span text:style-name="T2">Remove WIP status of merge request (GitLab)</text:span></text:p>
                  <text:p text:style-name="P7"><text:span text:style-name="T2"/></text:p>
                </text:list-item>
                <text:list-item>
                  <text:p text:style-name="P7"><text:span text:style-name="T2">Automatic testing after accepting merge request (wip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2" draw:text-style-name="P3" draw:layer="layout" svg:width="23.11cm" svg:height="1.504cm" svg:x="1.27cm" svg:y="3.302cm">
          <text:p text:style-name="P5"><text:span text:style-name="T1">AO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365cm" svg:height="4.514cm" svg:x="1.016cm" svg:y="5.388cm">
          <text:list text:style-name="L9">
            <text:list-item>
              <text:p text:style-name="P7"><text:span text:style-name="T2">esm-master: Model licences</text:span></text:p>
            </text:list-item>
          </text:list>
          <text:list text:style-name="L12">
            <text:list-item>
              <text:list>
                <text:list-item>
                  <text:p text:style-name="P7"><text:span text:style-name="T2">Note in the user-manual, source code (readme)</text:span></text:p>
                </text:list-item>
                <text:list-item>
                  <text:p text:style-name="P7"><text:span text:style-name="T2"><text:s/></text:span></text:p>
                </text:list-item>
              </text:list>
            </text:list-item>
            <text:list-item>
              <text:p text:style-name="P7"><text:span text:style-name="T2">GitLab usage? Any questions, problems, best practices?</text:span></text:p>
            </text:list-item>
            <text:list-item>
              <text:p text:style-name="P7"><text:span text:style-name="T2"><text:s/></text:span></text:p>
            </text:list-item>
            <text:list-item>
              <text:p text:style-name="P7"><text:span text:style-name="T2">Internship for the development of a graphical user interface (Python Tkinter)?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2" draw:text-style-name="P3" draw:layer="layout" svg:width="23.11cm" svg:height="1.504cm" svg:x="1.27cm" svg:y="3.302cm">
          <text:p text:style-name="P5"><text:span text:style-name="T1">Next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0.063cm" svg:height="3.803cm" svg:x="1.524cm" svg:y="6.096cm">
          <text:list text:style-name="L9">
            <text:list-item>
              <text:p text:style-name="P7"><text:span text:style-name="T5">4. September 2018, 9:00-11:00</text:span><text:span text:style-name="T2">, Glaskasten, Building F</text:span></text:p>
            </text:list-item>
            <text:list-item>
              <text:p text:style-name="P7"><text:span text:style-name="T8">2. October 2018 </text:span><text:span text:style-name="T2"><text:s/>(bridge day), </text:span><text:span text:style-name="T2"><text:tab/></text:span><text:span text:style-name="T2"><text:tab/></text:span><text:span text:style-name="T2">→ 9. October 2018</text:span></text:p>
            </text:list-item>
            <text:list-item>
              <text:p text:style-name="P7"><text:span text:style-name="T2">6. November 2018</text:span></text:p>
            </text:list-item>
            <text:list-item>
              <text:p text:style-name="P7"><text:span text:style-name="T2">4. December 2018 (→ Second release)</text:span></text:p>
            </text:list-item>
            <text:list-item>
              <text:p text:style-name="P7"><text:span text:style-name="T8">1. January 2019</text:span><text:span text:style-name="T2"> (holiday) </text:span><text:span text:style-name="T2"><text:tab/></text:span><text:span text:style-name="T2"><text:tab/></text:span><text:span text:style-name="T2"><text:tab/></text:span><text:span text:style-name="T2">→ 8. January 2019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09cm" svg:stroke-color="#40404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Bild 11" draw:style-name="Mgr3" draw:text-style-name="MP5" draw:layer="backgroundobjects" svg:width="7.277cm" svg:height="1.049cm" svg:x="17.107cm" svg:y="1.267cm">
        <draw:image xlink:href="Pictures/100002010000068D000000F32D396EF67BDD3387.png" xlink:type="simple" xlink:show="embed" xlink:actuate="onLoad">
          <text:p/>
        </draw:image>
      </draw:frame>
      <draw:line draw:name="Line 1" draw:style-name="Mgr4" draw:text-style-name="MP5" draw:layer="backgroundobjects" svg:x1="1.163cm" svg:y1="2.769cm" svg:x2="24.39cm" svg:y2="2.77cm">
        <text:p/>
      </draw:line>
      <draw:frame draw:name="Bild 4" draw:style-name="Mgr3" draw:text-style-name="MP5" draw:layer="backgroundobjects" svg:width="3.249cm" svg:height="0.424cm" svg:x="20.022cm" svg:y="17.712cm">
        <draw:image xlink:href="Pictures/2000003D00000E7C000001CA607F1F3AD1FC2721.wmf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2T13:17:02</meta:creation-date>
    <meta:initial-creator>Yves Nowak</meta:initial-creator>
    <dc:language>en-US</dc:language>
    <dc:creator>Wieters Nadine</dc:creator>
    <dc:date>2018-08-07T12:42:37.947834192</dc:date>
    <meta:editing-cycles>143</meta:editing-cycles>
    <dc:title>PowerPoint-Präsentation</dc:title>
    <meta:editing-duration>PT5H59M19S</meta:editing-duration>
    <meta:generator>LibreOffice/5.1.6.2$Linux_X86_64 LibreOffice_project/10m0$Build-2</meta:generator>
    <meta:document-statistic meta:object-count="59"/>
    <meta:user-defined meta:name="AppVersion">14.0000</meta:user-defined>
    <meta:user-defined meta:name="Company">AWI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